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9.8438in" fo:margin-left="-0.0229in" fo:margin-top="0in" fo:margin-bottom="0in" style:page-number="auto" table:align="left" style:writing-mode="lr-tb"/>
    </style:style>
    <style:style style:name="Table1.A" style:family="table-column">
      <style:table-column-properties style:column-width="5.6813in"/>
    </style:style>
    <style:style style:name="Table1.B" style:family="table-column">
      <style:table-column-properties style:column-width="1.0799in"/>
    </style:style>
    <style:style style:name="Table1.C" style:family="table-column">
      <style:table-column-properties style:column-width="0.9306in"/>
    </style:style>
    <style:style style:name="Table1.D" style:family="table-column">
      <style:table-column-properties style:column-width="1.0361in"/>
    </style:style>
    <style:style style:name="Table1.E" style:family="table-column">
      <style:table-column-properties style:column-width="1.116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229in" fo:padding-right="0.0194in" fo:padding-top="0in" fo:padding-bottom="0in" fo:border="0.5pt solid #00000a"/>
    </style:style>
    <style:style style:name="Table2" style:family="table">
      <style:table-properties style:width="9.8438in" fo:margin-left="-0.0229in" fo:margin-top="0in" fo:margin-bottom="0in" table:align="left" style:writing-mode="lr-tb"/>
    </style:style>
    <style:style style:name="Table2.A" style:family="table-column">
      <style:table-column-properties style:column-width="5.7625in"/>
    </style:style>
    <style:style style:name="Table2.B" style:family="table-column">
      <style:table-column-properties style:column-width="1.359in"/>
    </style:style>
    <style:style style:name="Table2.C" style:family="table-column">
      <style:table-column-properties style:column-width="1.3597in"/>
    </style:style>
    <style:style style:name="Table2.D" style:family="table-column">
      <style:table-column-properties style:column-width="1.3625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229in" fo:padding-right="0.0194in" fo:padding-top="0in" fo:padding-bottom="0in" fo:border="0.5pt solid #00000a"/>
    </style:style>
    <style:style style:name="Table3" style:family="table">
      <style:table-properties style:width="9.8438in" fo:margin-left="-0.0229in" fo:margin-top="0in" fo:margin-bottom="0in" table:align="left" style:writing-mode="lr-tb"/>
    </style:style>
    <style:style style:name="Table3.A" style:family="table-column">
      <style:table-column-properties style:column-width="7.1215in"/>
    </style:style>
    <style:style style:name="Table3.B" style:family="table-column">
      <style:table-column-properties style:column-width="1.3597in"/>
    </style:style>
    <style:style style:name="Table3.C" style:family="table-column">
      <style:table-column-properties style:column-width="1.3625in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-left="0.0229in" fo:padding-right="0.0194in" fo:padding-top="0in" fo:padding-bottom="0in" fo:border="0.5pt solid #00000a"/>
    </style:style>
    <style:style style:name="Table4" style:family="table">
      <style:table-properties style:width="9.8438in" fo:margin-left="-0.0229in" fo:margin-top="0in" fo:margin-bottom="0in" table:align="left" style:writing-mode="lr-tb"/>
    </style:style>
    <style:style style:name="Table4.A" style:family="table-column">
      <style:table-column-properties style:column-width="7.1215in"/>
    </style:style>
    <style:style style:name="Table4.B" style:family="table-column">
      <style:table-column-properties style:column-width="1.3597in"/>
    </style:style>
    <style:style style:name="Table4.C" style:family="table-column">
      <style:table-column-properties style:column-width="1.3625in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-left="0.0229in" fo:padding-right="0.0194in" fo:padding-top="0in" fo:padding-bottom="0in" fo:border="0.5pt solid #00000a"/>
    </style:style>
    <style:style style:name="Table5" style:family="table">
      <style:table-properties style:width="9.8438in" fo:margin-left="-0.0229in" fo:margin-top="0in" fo:margin-bottom="0in" table:align="left" style:writing-mode="lr-tb"/>
    </style:style>
    <style:style style:name="Table5.A" style:family="table-column">
      <style:table-column-properties style:column-width="5.6806in"/>
    </style:style>
    <style:style style:name="Table5.B" style:family="table-column">
      <style:table-column-properties style:column-width="2.0111in"/>
    </style:style>
    <style:style style:name="Table5.C" style:family="table-column">
      <style:table-column-properties style:column-width="0.5938in"/>
    </style:style>
    <style:style style:name="Table5.D" style:family="table-column">
      <style:table-column-properties style:column-width="0.6889in"/>
    </style:style>
    <style:style style:name="Table5.E" style:family="table-column">
      <style:table-column-properties style:column-width="0.8694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229in" fo:padding-right="0.0194in" fo:padding-top="0in" fo:padding-bottom="0in" fo:border="0.5pt solid #00000a"/>
    </style:style>
    <style:style style:name="Table6" style:family="table">
      <style:table-properties style:width="9.8438in" fo:margin-left="-0.0229in" fo:margin-top="0in" fo:margin-bottom="0in" table:align="left" style:writing-mode="lr-tb"/>
    </style:style>
    <style:style style:name="Table6.A" style:family="table-column">
      <style:table-column-properties style:column-width="5.6806in"/>
    </style:style>
    <style:style style:name="Table6.B" style:family="table-column">
      <style:table-column-properties style:column-width="1.3417in"/>
    </style:style>
    <style:style style:name="Table6.D" style:family="table-column">
      <style:table-column-properties style:column-width="1.4799in"/>
    </style:style>
    <style:style style:name="Table6.1" style:family="table-row">
      <style:table-row-properties style:min-row-height="0.1931in" fo:keep-together="auto"/>
    </style:style>
    <style:style style:name="Table6.A1" style:family="table-cell">
      <style:table-cell-properties fo:padding-left="0.0229in" fo:padding-right="0.0194in" fo:padding-top="0in" fo:padding-bottom="0in" fo:border="0.5pt solid #00000a"/>
    </style:style>
    <style:style style:name="Table6.2" style:family="table-row">
      <style:table-row-properties style:min-row-height="0.1924in" fo:keep-together="auto"/>
    </style:style>
    <style:style style:name="Table6.3" style:family="table-row">
      <style:table-row-properties fo:keep-together="auto"/>
    </style:style>
    <style:style style:name="Table7" style:family="table">
      <style:table-properties style:width="9.8438in" fo:margin-left="-0.0229in" fo:margin-top="0in" fo:margin-bottom="0in" table:align="left" style:writing-mode="lr-tb"/>
    </style:style>
    <style:style style:name="Table7.A" style:family="table-column">
      <style:table-column-properties style:column-width="5.7625in"/>
    </style:style>
    <style:style style:name="Table7.B" style:family="table-column">
      <style:table-column-properties style:column-width="2.0382in"/>
    </style:style>
    <style:style style:name="Table7.C" style:family="table-column">
      <style:table-column-properties style:column-width="0.6833in"/>
    </style:style>
    <style:style style:name="Table7.D" style:family="table-column">
      <style:table-column-properties style:column-width="0.5826in"/>
    </style:style>
    <style:style style:name="Table7.E" style:family="table-column">
      <style:table-column-properties style:column-width="0.7771in"/>
    </style:style>
    <style:style style:name="Table7.1" style:family="table-row">
      <style:table-row-properties style:min-row-height="0.1931in" fo:keep-together="auto"/>
    </style:style>
    <style:style style:name="Table7.A1" style:family="table-cell">
      <style:table-cell-properties fo:padding-left="0.0229in" fo:padding-right="0.0194in" fo:padding-top="0in" fo:padding-bottom="0in" fo:border="0.5pt solid #00000a"/>
    </style:style>
    <style:style style:name="Table7.2" style:family="table-row">
      <style:table-row-properties style:min-row-height="0.1924in" fo:keep-together="auto"/>
    </style:style>
    <style:style style:name="Table7.3" style:family="table-row">
      <style:table-row-properties fo:keep-together="auto"/>
    </style:style>
    <style:style style:name="Table8" style:family="table">
      <style:table-properties style:width="9.8438in" fo:margin-left="-0.0229in" fo:margin-top="0in" fo:margin-bottom="0in" table:align="left" style:writing-mode="lr-tb"/>
    </style:style>
    <style:style style:name="Table8.A" style:family="table-column">
      <style:table-column-properties style:column-width="5.7625in"/>
    </style:style>
    <style:style style:name="Table8.B" style:family="table-column">
      <style:table-column-properties style:column-width="1.359in"/>
    </style:style>
    <style:style style:name="Table8.C" style:family="table-column">
      <style:table-column-properties style:column-width="1.3597in"/>
    </style:style>
    <style:style style:name="Table8.D" style:family="table-column">
      <style:table-column-properties style:column-width="1.3625in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-left="0.0229in" fo:padding-right="0.0194in" fo:padding-top="0in" fo:padding-bottom="0in" fo:border="0.5pt solid #00000a"/>
    </style:style>
    <style:style style:name="Table9" style:family="table">
      <style:table-properties style:width="9.8438in" fo:margin-left="-0.0229in" fo:margin-top="0in" fo:margin-bottom="0in" table:align="left" style:writing-mode="lr-tb"/>
    </style:style>
    <style:style style:name="Table9.A" style:family="table-column">
      <style:table-column-properties style:column-width="7.1215in"/>
    </style:style>
    <style:style style:name="Table9.B" style:family="table-column">
      <style:table-column-properties style:column-width="1.3597in"/>
    </style:style>
    <style:style style:name="Table9.C" style:family="table-column">
      <style:table-column-properties style:column-width="1.3625in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-left="0.0229in" fo:padding-right="0.0194in" fo:padding-top="0in" fo:padding-bottom="0in" fo:border="0.5pt solid #00000a"/>
    </style:style>
    <style:style style:name="Table10" style:family="table">
      <style:table-properties style:width="9.8438in" fo:margin-left="-0.0229in" fo:margin-top="0in" fo:margin-bottom="0in" table:align="left" style:writing-mode="lr-tb"/>
    </style:style>
    <style:style style:name="Table10.A" style:family="table-column">
      <style:table-column-properties style:column-width="6.0056in"/>
    </style:style>
    <style:style style:name="Table10.B" style:family="table-column">
      <style:table-column-properties style:column-width="0.7896in"/>
    </style:style>
    <style:style style:name="Table10.C" style:family="table-column">
      <style:table-column-properties style:column-width="0.3264in"/>
    </style:style>
    <style:style style:name="Table10.D" style:family="table-column">
      <style:table-column-properties style:column-width="0.4354in"/>
    </style:style>
    <style:style style:name="Table10.E" style:family="table-column">
      <style:table-column-properties style:column-width="0.7604in"/>
    </style:style>
    <style:style style:name="Table10.F" style:family="table-column">
      <style:table-column-properties style:column-width="0.1639in"/>
    </style:style>
    <style:style style:name="Table10.G" style:family="table-column">
      <style:table-column-properties style:column-width="0.5972in"/>
    </style:style>
    <style:style style:name="Table10.H" style:family="table-column">
      <style:table-column-properties style:column-width="0.7653in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-left="0.0229in" fo:padding-right="0.0194in" fo:padding-top="0in" fo:padding-bottom="0in" fo:border="0.5pt solid #00000a"/>
    </style:style>
    <style:style style:name="Table10.18" style:family="table-row">
      <style:table-row-properties style:min-row-height="0.1979in" fo:keep-together="always"/>
    </style:style>
    <style:style style:name="Table10.21" style:family="table-row">
      <style:table-row-properties style:min-row-height="0.0938in" fo:keep-together="always"/>
    </style:style>
    <style:style style:name="Table11" style:family="table">
      <style:table-properties style:width="9.8438in" fo:margin-left="-0.0035in" fo:margin-top="0in" fo:margin-bottom="0in" table:align="left" style:writing-mode="lr-tb"/>
    </style:style>
    <style:style style:name="Table11.A" style:family="table-column">
      <style:table-column-properties style:column-width="5.9424in"/>
    </style:style>
    <style:style style:name="Table11.B" style:family="table-column">
      <style:table-column-properties style:column-width="2.0424in"/>
    </style:style>
    <style:style style:name="Table11.C" style:family="table-column">
      <style:table-column-properties style:column-width="1.859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9.8438in" fo:margin-left="-0.0229in" fo:margin-top="0in" fo:margin-bottom="0in" table:align="left" style:writing-mode="lr-tb"/>
    </style:style>
    <style:style style:name="Table12.A" style:family="table-column">
      <style:table-column-properties style:column-width="9.8438in"/>
    </style:style>
    <style:style style:name="Table12.1" style:family="table-row">
      <style:table-row-properties fo:keep-together="always"/>
    </style:style>
    <style:style style:name="Table12.A1" style:family="table-cell">
      <style:table-cell-properties fo:padding-left="0.0229in" fo:padding-right="0.0194in" fo:padding-top="0in" fo:padding-bottom="0in" fo:border="0.5pt solid #00000a"/>
    </style:style>
    <style:style style:name="Table13" style:family="table">
      <style:table-properties style:width="9.8438in" fo:margin-left="-0.0229in" fo:margin-top="0in" fo:margin-bottom="0in" table:align="left" style:writing-mode="lr-tb"/>
    </style:style>
    <style:style style:name="Table13.A" style:family="table-column">
      <style:table-column-properties style:column-width="5.2924in"/>
    </style:style>
    <style:style style:name="Table13.B" style:family="table-column">
      <style:table-column-properties style:column-width="4.5514in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-left="0.0229in" fo:padding-right="0.0194in" fo:padding-top="0in" fo:padding-bottom="0in" fo:border="0.5pt solid #00000a"/>
    </style:style>
    <style:style style:name="P1" style:family="paragraph" style:parent-style-name="Standard">
      <style:paragraph-properties fo:margin-top="0in" fo:margin-bottom="0.0835in" style:contextual-spacing="false" fo:text-align="justify" style:justify-single-word="false"/>
    </style:style>
    <style:style style:name="P2" style:family="paragraph" style:parent-style-name="Standard">
      <style:paragraph-properties fo:margin-top="0in" fo:margin-bottom="0.0835in" style:contextual-spacing="false"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margin-top="0in" fo:margin-bottom="0.0835in" style:contextual-spacing="false" fo:text-align="center" style:justify-single-word="false"/>
      <style:text-properties fo:font-weight="bold" officeooo:rsid="001d03ff" officeooo:paragraph-rsid="001d03ff" style:font-weight-asian="bold"/>
    </style:style>
    <style:style style:name="P4" style:family="paragraph" style:parent-style-name="Standard">
      <style:paragraph-properties fo:margin-top="0in" fo:margin-bottom="0.0835in" style:contextual-spacing="false" fo:text-align="justify" style:justify-single-word="false"/>
      <style:text-properties officeooo:rsid="001d03ff" officeooo:paragraph-rsid="001d03ff"/>
    </style:style>
    <style:style style:name="P5" style:family="paragraph" style:parent-style-name="Standard">
      <style:paragraph-properties fo:margin-top="0in" fo:margin-bottom="0in" style:contextual-spacing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</style:style>
    <style:style style:name="P7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>
        <style:tab-stops>
          <style:tab-stop style:position="5.6819in"/>
          <style:tab-stop style:position="7.6937in"/>
        </style:tab-stops>
      </style:paragraph-properties>
      <style:text-properties fo:font-weight="bold" style:font-weight-asian="bold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top="0in" fo:margin-bottom="0in" style:contextual-spacing="false"/>
      <style:text-properties fo:font-weight="bold" officeooo:rsid="001a5eae" officeooo:paragraph-rsid="001a5eae" style:font-weight-asian="bold" style:font-weight-complex="bold"/>
    </style:style>
    <style:style style:name="P11" style:family="paragraph" style:parent-style-name="Standard">
      <style:paragraph-properties fo:margin-top="0in" fo:margin-bottom="0in" style:contextual-spacing="false"/>
      <style:text-properties style:language-asian="en" style:country-asian="GB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</style:style>
    <style:style style:name="P13" style:family="paragraph" style:parent-style-name="Standard">
      <style:paragraph-properties fo:margin-top="0in" fo:margin-bottom="0in" style:contextual-spacing="false"/>
      <style:text-properties officeooo:rsid="001668b1" officeooo:paragraph-rsid="001668b1"/>
    </style:style>
    <style:style style:name="P14" style:family="paragraph" style:parent-style-name="Standard">
      <style:paragraph-properties fo:margin-top="0in" fo:margin-bottom="0in" style:contextual-spacing="false"/>
      <style:text-properties officeooo:rsid="001740d9" officeooo:paragraph-rsid="001740d9"/>
    </style:style>
    <style:style style:name="P15" style:family="paragraph" style:parent-style-name="Standard">
      <style:paragraph-properties fo:margin-top="0in" fo:margin-bottom="0in" style:contextual-spacing="false"/>
      <style:text-properties officeooo:rsid="00186c22"/>
    </style:style>
    <style:style style:name="P16" style:family="paragraph" style:parent-style-name="Standard">
      <style:paragraph-properties fo:margin-top="0in" fo:margin-bottom="0in" style:contextual-spacing="false"/>
      <style:text-properties officeooo:rsid="00197180" officeooo:paragraph-rsid="00197180"/>
    </style:style>
    <style:style style:name="P17" style:family="paragraph" style:parent-style-name="Standard">
      <style:paragraph-properties fo:margin-top="0in" fo:margin-bottom="0in" style:contextual-spacing="false"/>
      <style:text-properties officeooo:paragraph-rsid="00197180"/>
    </style:style>
    <style:style style:name="P18" style:family="paragraph" style:parent-style-name="Standard">
      <style:paragraph-properties fo:margin-top="0in" fo:margin-bottom="0in" style:contextual-spacing="false"/>
      <style:text-properties officeooo:rsid="001a5eae" officeooo:paragraph-rsid="001a5eae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officeooo:rsid="001d03ff" officeooo:paragraph-rsid="001d03ff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officeooo:rsid="001ea38e" officeooo:paragraph-rsid="001ea38e"/>
    </style:style>
    <style:style style:name="P21" style:family="paragraph" style:parent-style-name="Standard">
      <style:paragraph-properties fo:margin-top="0in" fo:margin-bottom="0in" style:contextual-spacing="false"/>
      <style:text-properties officeooo:rsid="001ea38e" officeooo:paragraph-rsid="001ea38e"/>
    </style:style>
    <style:style style:name="P22" style:family="paragraph" style:parent-style-name="Standard">
      <style:paragraph-properties fo:margin-top="0in" fo:margin-bottom="0in" style:contextual-spacing="false" fo:break-before="page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break-before="page">
        <style:tab-stops>
          <style:tab-stop style:position="5.6819in"/>
          <style:tab-stop style:position="7.6937in"/>
        </style:tab-stops>
      </style:paragraph-properties>
      <style:text-properties fo:font-weight="bold" style:font-weight-asian="bold"/>
    </style:style>
    <style:style style:name="P24" style:family="paragraph" style:parent-style-name="Standard">
      <style:paragraph-properties fo:margin-top="0in" fo:margin-bottom="0in" style:contextual-spacing="false" fo:break-before="page"/>
      <style:text-properties officeooo:paragraph-rsid="00197180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Text_20_body">
      <style:text-properties officeooo:paragraph-rsid="00186c22"/>
    </style:style>
    <style:style style:name="P27" style:family="paragraph" style:parent-style-name="Text_20_body">
      <style:text-properties officeooo:rsid="00186c22" officeooo:paragraph-rsid="00186c22"/>
    </style:style>
    <style:style style:name="P28" style:family="paragraph" style:parent-style-name="Text_20_body">
      <style:text-properties officeooo:rsid="001a5eae" officeooo:paragraph-rsid="001a5eae"/>
    </style:style>
    <style:style style:name="P29" style:family="paragraph" style:parent-style-name="Standard">
      <style:paragraph-properties fo:margin-top="0in" fo:margin-bottom="0in" style:contextual-spacing="false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/>
      <style:text-properties fo:font-style="italic" fo:font-weight="bold" style:font-style-asian="italic" style:font-weight-asian="bold"/>
    </style:style>
    <style:style style:name="P31" style:family="paragraph" style:parent-style-name="Standard">
      <style:paragraph-properties fo:margin-top="0in" fo:margin-bottom="0in" style:contextual-spacing="false"/>
      <style:text-properties fo:font-weight="bold" style:font-weight-asian="bold"/>
    </style:style>
    <style:style style:name="P32" style:family="paragraph" style:parent-style-name="Standard">
      <style:paragraph-properties fo:margin-top="0in" fo:margin-bottom="0in" style:contextual-spacing="false" fo:text-align="center" style:justify-single-word="false"/>
      <style:text-properties fo:font-weight="bold" style:font-weight-asian="bold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/>
      <style:text-properties fo:font-weight="bold" style:font-weight-asian="bold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>
        <style:tab-stops>
          <style:tab-stop style:position="5.6819in"/>
          <style:tab-stop style:position="7.6937in"/>
        </style:tab-stops>
      </style:paragraph-properties>
      <style:text-properties fo:font-weight="bold" officeooo:paragraph-rsid="00197180" style:font-weight-asian="bold"/>
    </style:style>
    <style:style style:name="P35" style:family="paragraph" style:parent-style-name="Standard">
      <style:paragraph-properties fo:margin-top="0in" fo:margin-bottom="0in" style:contextual-spacing="false"/>
      <style:text-properties fo:font-weight="bold" officeooo:rsid="0021cec8" officeooo:paragraph-rsid="0021cec8" style:font-weight-asian="bold" style:font-weight-complex="bold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/>
      <style:text-properties fo:font-weight="bold" officeooo:rsid="0021cec8" officeooo:paragraph-rsid="0021cec8" style:font-weight-asian="bold" style:font-weight-complex="bold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fo:font-weight="bold" officeooo:rsid="00220810" officeooo:paragraph-rsid="00220810" style:font-weight-asian="bold" style:font-weight-complex="bold"/>
    </style:style>
    <style:style style:name="P38" style:family="paragraph" style:parent-style-name="Standard">
      <style:paragraph-properties fo:margin-top="0in" fo:margin-bottom="0in" style:contextual-spacing="false"/>
      <style:text-properties officeooo:rsid="00197180" officeooo:paragraph-rsid="00197180"/>
    </style:style>
    <style:style style:name="P39" style:family="paragraph" style:parent-style-name="Standard">
      <style:paragraph-properties fo:margin-top="0in" fo:margin-bottom="0in" style:contextual-spacing="false"/>
      <style:text-properties officeooo:rsid="001ea38e" officeooo:paragraph-rsid="001ea38e"/>
    </style:style>
    <style:style style:name="P40" style:family="paragraph" style:parent-style-name="Standard">
      <style:paragraph-properties fo:margin-top="0in" fo:margin-bottom="0in" style:contextual-spacing="false"/>
      <style:text-properties officeooo:rsid="001ea38e" officeooo:paragraph-rsid="0020e25d"/>
    </style:style>
    <style:style style:name="P41" style:family="paragraph" style:parent-style-name="Standard">
      <style:paragraph-properties fo:margin-top="0in" fo:margin-bottom="0in" style:contextual-spacing="false"/>
      <style:text-properties officeooo:rsid="0021cec8" officeooo:paragraph-rsid="0021cec8"/>
    </style:style>
    <style:style style:name="P42" style:family="paragraph" style:parent-style-name="Standard">
      <style:paragraph-properties fo:margin-top="0in" fo:margin-bottom="0in" style:contextual-spacing="false" fo:text-align="start" style:justify-single-word="false"/>
      <style:text-properties officeooo:rsid="0021cec8" officeooo:paragraph-rsid="0021cec8"/>
    </style:style>
    <style:style style:name="P43" style:family="paragraph" style:parent-style-name="Standard">
      <style:paragraph-properties fo:margin-top="0in" fo:margin-bottom="0in" style:contextual-spacing="false" fo:text-align="start" style:justify-single-word="false"/>
      <style:text-properties officeooo:rsid="00220810" officeooo:paragraph-rsid="00220810"/>
    </style:style>
    <style:style style:name="P44" style:family="paragraph" style:parent-style-name="Standard">
      <style:paragraph-properties fo:margin-top="0in" fo:margin-bottom="0in" style:contextual-spacing="false" fo:break-before="page"/>
    </style:style>
    <style:style style:name="P45" style:family="paragraph" style:parent-style-name="Standard">
      <style:paragraph-properties fo:margin-top="0in" fo:margin-bottom="0in" style:contextual-spacing="false" fo:text-align="start" style:justify-single-word="false" fo:break-before="page">
        <style:tab-stops>
          <style:tab-stop style:position="5.6819in"/>
          <style:tab-stop style:position="7.6937in"/>
        </style:tab-stops>
      </style:paragraph-properties>
      <style:text-properties fo:font-weight="bold" officeooo:paragraph-rsid="00197180" style:font-weight-asian="bold"/>
    </style:style>
    <style:style style:name="P46" style:family="paragraph" style:parent-style-name="Standard">
      <style:paragraph-properties fo:margin-top="0in" fo:margin-bottom="0.0835in" style:contextual-spacing="false" fo:text-align="justify" style:justify-single-word="false"/>
      <style:text-properties fo:font-weight="bold" style:font-weight-asian="bold"/>
    </style:style>
    <style:style style:name="P47" style:family="paragraph">
      <style:paragraph-properties fo:text-align="center"/>
    </style:style>
    <style:style style:name="T1" style:family="text">
      <style:text-properties fo:font-style="italic" fo:font-weight="bold" officeooo:rsid="001668b1" style:font-style-asian="italic" style:font-weight-asian="bold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language="de" fo:country="DE" fo:font-weight="bold" style:font-weight-asian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86c22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bd9f0" style:font-style-asian="normal" style:font-weight-asian="normal" style:font-style-complex="normal" style:font-weight-complex="normal"/>
    </style:style>
    <style:style style:name="T10" style:family="text">
      <style:text-properties officeooo:rsid="0020e25d"/>
    </style:style>
    <style:style style:name="gr1" style:family="graphic">
      <style:graphic-properties draw:stroke="solid" svg:stroke-width="0in" svg:stroke-color="#000000" draw:stroke-linejoin="round" draw:fill="solid" draw:fill-color="#fffff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30">SE2NN11 MLP Lab 3 Report Sheet 2014/15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5"><text:span text:style-name="T3">Student Name: </text:span><text:span text:style-name="T1">Abdelrahmane Bray</text:span></text:p>
          </table:table-cell>
          <table:table-cell table:style-name="Table1.A1" table:number-columns-spanned="4" office:value-type="string">
            <text:p text:style-name="P9">Marks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Date</text:p>
          </table:table-cell>
          <table:table-cell table:style-name="Table1.A1" office:value-type="string">
            <text:p text:style-name="P9">Missing</text:p>
          </table:table-cell>
          <table:table-cell table:style-name="Table1.A1" office:value-type="string">
            <text:p text:style-name="P9">Poor</text:p>
          </table:table-cell>
          <table:table-cell table:style-name="Table1.A1" office:value-type="string">
            <text:p text:style-name="P9">Ok</text:p>
          </table:table-cell>
          <table:table-cell table:style-name="Table1.A1" office:value-type="string">
            <text:p text:style-name="P9">Good</text:p>
          </table:table-cell>
        </table:table-row>
        <table:table-row table:style-name="Table1.1">
          <table:table-cell table:style-name="Table1.A1" office:value-type="string">
            <text:p text:style-name="P7">Introduction</text:p>
          </table:table-cell>
          <table:table-cell table:style-name="Table1.A1" office:value-type="string">
            <text:p text:style-name="P6">0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6">3</text:p>
          </table:table-cell>
        </table:table-row>
        <table:table-row table:style-name="Table1.1">
          <table:table-cell table:style-name="Table1.A1" table:number-columns-spanned="5" office:value-type="string">
            <text:p text:style-name="P5"/>
            <text:p text:style-name="P13">This lab practical session is the last of a 3-part series of practicals and builds on the work of the previous two practicals, all script developped during those pervious practicals is thereby assumed to be correct and functional.</text:p>
            <text:p text:style-name="P13"/>
            <text:p text:style-name="P13">[. . .]</text:p>
            <text:p text:style-name="P5"/>
          </table:table-cell>
          <table:covered-table-cell/>
          <table:covered-table-cell/>
          <table:covered-table-cell/>
          <table:covered-table-cell/>
        </table:table-row>
      </table:table>
      <text:p text:style-name="P8"/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2" office:value-type="string">
            <text:p text:style-name="P7">Classification during training : learning rate 0.1, momentum 0.3; 500 epochs. Show % correct classification at end</text:p>
          </table:table-cell>
          <table:table-cell table:style-name="Table2.A1" office:value-type="string">
            <text:p text:style-name="P9">Missing</text:p>
          </table:table-cell>
          <table:table-cell table:style-name="Table2.A1" office:value-type="string">
            <text:p text:style-name="P9">Partially ok</text:p>
          </table:table-cell>
          <table:table-cell table:style-name="Table2.A1" office:value-type="string">
            <text:p text:style-name="P9">Correct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6">0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2</text:p>
          </table:table-cell>
        </table:table-row>
        <table:table-row table:style-name="Table2.1">
          <table:table-cell table:style-name="Table2.A1" table:number-columns-spanned="4" office:value-type="string">
            <text:p text:style-name="P14">Network is: for Linear problems with [10] hidden neurons. </text:p>
            <text:p text:style-name="P14">Initial weights seed [0] </text:p>
            <text:p text:style-name="P14">Learning rate: [0.1]. Momentum: [0.3] </text:p>
            <text:p text:style-name="P14"/>
            <text:p text:style-name="P14">MENU:: Select one of the following: </text:p>
            <text:p text:style-name="P14">[T]est Network. Set [N]etwork. Set Learning-[C]onstants. [I]nitialise Random Seed. [Q]uit </text:p>
            <text:p text:style-name="P14">&gt;t </text:p>
            <text:p text:style-name="P14">iristrain : % Correct Classifications <text:s text:c="4"/>32.8 </text:p>
            <text:p text:style-name="P14">irisunseen : % Correct Classifications <text:s text:c="6"/>36 </text:p>
            <text:p text:style-name="P14"><text:tab/>0 <text:s text:c="4"/>41.6 </text:p>
            <text:p text:style-name="P14"><text:tab/>50 <text:s text:c="4"/>96.8 </text:p>
            <text:p text:style-name="P14"><text:tab/>100 <text:s text:c="4"/>96.8 </text:p>
            <text:p text:style-name="P14"><text:tab/>150 <text:s text:c="4"/>97.6 </text:p>
            <text:p text:style-name="P14"><text:tab/>200 <text:s text:c="4"/>97.6 </text:p>
            <text:p text:style-name="P14"><text:tab/>250 <text:s text:c="4"/>97.6 </text:p>
            <text:p text:style-name="P14"><text:tab/>300 <text:s text:c="4"/>97.6 </text:p>
            <text:p text:style-name="P14"><text:tab/>350 <text:s text:c="4"/>97.6 </text:p>
            <text:p text:style-name="P14"><text:tab/>400 <text:s text:c="4"/>97.6 </text:p>
            <text:p text:style-name="P14"><text:tab/>450 <text:s text:c="4"/>97.6 </text:p>
            <text:p text:style-name="P14">iristrain : % Correct Classifications <text:s text:c="6"/>96 </text:p>
            <text:p text:style-name="P14">Invoke the tadpole program, select file iristrainfull.txt and plot response. </text:p>
            <text:p text:style-name="P14">irisunseen : % Correct Classifications <text:s text:c="6"/>96 </text:p>
            <text:p text:style-name="P14">Invoke the tadpole program, select file irisunseenfull.txt and plot response. 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Tadpole plot of taught train data</text:p>
          </table:table-cell>
          <table:table-cell table:style-name="Table3.A1" office:value-type="string">
            <text:p text:style-name="P9">Not Correct</text:p>
          </table:table-cell>
          <table:table-cell table:style-name="Table3.A1" office:value-type="string">
            <text:p text:style-name="P9">Correct</text:p>
          </table:table-cell>
        </table:table-row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0</text:p>
          </table:table-cell>
          <table:table-cell table:style-name="Table3.A1" office:value-type="string">
            <text:p text:style-name="P9">1</text:p>
          </table:table-cell>
        </table:table-row>
        <table:table-row table:style-name="Table3.1">
          <table:table-cell table:style-name="Table3.A1" table:number-columns-spanned="3" office:value-type="string">
            <text:p text:style-name="P5"/>
            <text:p text:style-name="P5"/>
          </table:table-cell>
          <table:covered-table-cell/>
          <table:covered-table-cell/>
        </table:table-row>
      </table:table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9">Tadpole plot of taught unseen data</text:p>
          </table:table-cell>
          <table:table-cell table:style-name="Table4.A1" office:value-type="string">
            <text:p text:style-name="P9">Not Correct</text:p>
          </table:table-cell>
          <table:table-cell table:style-name="Table4.A1" office:value-type="string">
            <text:p text:style-name="P9">Correct</text:p>
          </table:table-cell>
        </table:table-row>
        <table:table-row table:style-name="Table4.1">
          <table:covered-table-cell/>
          <table:table-cell table:style-name="Table4.A1" office:value-type="string">
            <text:p text:style-name="P6">0</text:p>
          </table:table-cell>
          <table:table-cell table:style-name="Table4.A1" office:value-type="string">
            <text:p text:style-name="P6">1</text:p>
          </table:table-cell>
        </table:table-row>
        <table:table-row table:style-name="Table4.1">
          <table:table-cell table:style-name="Table4.A1" table:number-columns-spanned="3" office:value-type="string">
            <text:p text:style-name="P5"/>
            <text:p text:style-name="P5"/>
          </table:table-cell>
          <table:covered-table-cell/>
          <table:covered-table-cell/>
        </table:table-row>
      </table:table>
      <text:p text:style-name="P8"/>
      <text:p text:style-name="P34"><text:tab/></text:p>
      <text:p text:style-name="P45"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table:number-rows-spanned="2" office:value-type="string">
            <text:p text:style-name="P7">Code for numtest function – stopping after specified number of epochs </text:p>
          </table:table-cell>
          <table:table-cell table:style-name="Table5.A1" office:value-type="string">
            <text:p text:style-name="P9">Code</text:p>
          </table:table-cell>
          <table:table-cell table:style-name="Table5.A1" table:number-columns-spanned="3" office:value-type="string">
            <text:p text:style-name="P9">Comments</text:p>
          </table:table-cell>
          <table:covered-table-cell/>
          <table:covered-table-cell/>
        </table:table-row>
        <table:table-row table:style-name="Table5.1">
          <table:covered-table-cell/>
          <table:table-cell table:style-name="Table5.A1" office:value-type="string">
            <text:p text:style-name="P6">0 1 2 3 4 </text:p>
          </table:table-cell>
          <table:table-cell table:style-name="Table5.A1" office:value-type="string">
            <text:p text:style-name="P6">0</text:p>
          </table:table-cell>
          <table:table-cell table:style-name="Table5.A1" office:value-type="string">
            <text:p text:style-name="P6">1</text:p>
          </table:table-cell>
          <table:table-cell table:style-name="Table5.A1" office:value-type="string">
            <text:p text:style-name="P6">2</text:p>
          </table:table-cell>
        </table:table-row>
        <table:table-row table:style-name="Table5.1">
          <table:table-cell table:style-name="Table5.A1" table:number-columns-spanned="5" office:value-type="string">
            <text:p text:style-name="P16">///&lt;summary&gt; </text:p>
            <text:p text:style-name="P16">/// Tests the network against a numerical problem using the specified parameters </text:p>
            <text:p text:style-name="P16">/// </text:p>
            <text:p text:style-name="P16">///&lt;argument="double *learningParameters"&gt;Array containing the parameters: {learning-rate, momentum}&lt;/argument&gt; </text:p>
            <text:p text:style-name="P16">///&lt;argument="int hiddenNeurons"&gt;Number of hidden neurons in the network&lt;/argument&gt; </text:p>
            <text:p text:style-name="P16">///&lt;argument="int max_epoch"&gt;Maximum amount of epochs&lt;/argument&gt; </text:p>
            <text:p text:style-name="P16">///&lt;argument="int usevalid"&gt;If usevailid is TRUE, then stop training when SEE on validation set starts to rise&lt;/argument&gt; </text:p>
            <text:p text:style-name="P16">///&lt;argument="int weight_option"&gt;Controls which weights are to be used: </text:p>
            <text:p text:style-name="P16">/// IF = 0: sets specific weights </text:p>
            <text:p text:style-name="P16">/// ELSE: sets random weights&lt;/argument&gt; </text:p>
            <text:p text:style-name="P16">///&lt;argument="char *training_set"&gt;Path and filename for the training set&lt;/argument&gt; </text:p>
            <text:p text:style-name="P16">///&lt;argument="char *validation_set"&gt;Path and filename for the validation set&lt;/argument&gt; </text:p>
            <text:p text:style-name="P16">///&lt;argument="char *unseen_set"&gt;Path and filename for the unseen set&lt;/argument&gt; </text:p>
            <text:p text:style-name="P16">///&lt;/summary&gt; </text:p>
            <text:p text:style-name="P16">void numtest (double* learningParameters, int hiddenNeurons, int max_epoch, int usevalid, int weight_option, char *training_set, char *validation_set, char *unseen_set) </text:p>
            <text:p text:style-name="P16">{ </text:p>
            <text:p text:style-name="P16"><text:tab/>//Initialise Random-Number Generator </text:p>
            <text:p text:style-name="P16"><text:tab/>srand(weight_option); </text:p>
            <text:p text:style-name="P16"><text:tab/> </text:p>
            <text:p text:style-name="P16"><text:tab/>//Declare and Initialise dataset for the Training Set </text:p>
            <text:p text:style-name="P16"><text:tab/>dataset train (training_set, "Training_set"); <text:tab/> </text:p>
            <text:p text:style-name="P16"><text:tab/> </text:p>
            <text:p text:style-name="P16"><text:tab/>//Declare and Initialise dataset for the Unseen Set </text:p>
            <text:p text:style-name="P16"><text:tab/>dataset unseen (unseen_set, "Unseen_set"); </text:p>
            <text:p text:style-name="P16"><text:tab/> </text:p>
            <text:p text:style-name="P16"><text:tab/>//Create network (using MakeNet() ) </text:p>
            <text:p text:style-name="P16"><text:tab/>LinearLayerNetwork *net = MakeNet (usevalid, hiddenNeurons, train); <text:tab/> </text:p>
            <text:p text:style-name="P16"><text:tab/>//Show Training Set to untrained network and report SSE </text:p>
            <text:p text:style-name="P16"><text:tab/>TestTheNet (net, train, 0); <text:tab/> </text:p>
            <text:p text:style-name="P16"><text:soft-page-break/><text:tab/>//Show Unseen set to trained network and report SSE </text:p>
            <text:p text:style-name="P16"><text:tab/>TestTheNet (net, unseen, 0); <text:tab/> </text:p>
            <text:p text:style-name="P16"><text:tab/> </text:p>
            <text:p text:style-name="P16"><text:tab/>//Epoch sentinel </text:p>
            <text:p text:style-name="P16"><text:tab/>int current_epoch; </text:p>
            <text:p text:style-name="P16"><text:tab/> </text:p>
            <text:p text:style-name="P16"><text:tab/>//FOR each epoch </text:p>
            <text:p text:style-name="P16"><text:tab/>for(current_epoch = 0; current_epoch &lt; max_epoch; current_epoch++) </text:p>
            <text:p text:style-name="P16"><text:tab/>{ </text:p>
            <text:p text:style-name="P16"><text:tab/><text:tab/>//Pass training set to network </text:p>
            <text:p text:style-name="P16"><text:tab/><text:tab/>net -&gt; AdaptNetwork (train, learningParameters); </text:p>
            <text:p text:style-name="P16"><text:tab/> </text:p>
            <text:p text:style-name="P16"><text:tab/><text:tab/>//Print SSE on training set every 20 epoch </text:p>
            <text:p text:style-name="P16"><text:tab/><text:tab/>if( (current_epoch % 20) == 0) </text:p>
            <text:p text:style-name="P16"><text:tab/><text:tab/>{ </text:p>
            <text:p text:style-name="P16"><text:tab/><text:tab/><text:tab/>//Prints current Epoch </text:p>
            <text:p text:style-name="P16"><text:tab/><text:tab/><text:tab/>cout &lt;&lt; "\t" &lt;&lt; current_epoch &lt;&lt; flush; </text:p>
            <text:p text:style-name="P16"><text:tab/><text:tab/><text:tab/> </text:p>
            <text:p text:style-name="P16"><text:tab/><text:tab/><text:tab/>//Prints relevant data </text:p>
            <text:p text:style-name="P16"><text:tab/><text:tab/><text:tab/>train.printarray(" ", 'C', 0, -1); </text:p>
            <text:p text:style-name="P16"><text:tab/><text:tab/>} </text:p>
            <text:p text:style-name="P16"><text:tab/>} </text:p>
            <text:p text:style-name="P16"><text:tab/> </text:p>
            <text:p text:style-name="P16"><text:tab/>//Output number of epochs taken </text:p>
            <text:p text:style-name="P16"><text:tab/>printf("\nNumber of Epochs taken: [%d]\n", current_epoch); </text:p>
            <text:p text:style-name="P16"><text:tab/> </text:p>
            <text:p text:style-name="P16"><text:tab/>//Pass Training Set to trained network and report SSE </text:p>
            <text:p text:style-name="P16"><text:tab/>TestTheNet (net, train, 0); </text:p>
            <text:p text:style-name="P16"><text:tab/> </text:p>
            <text:p text:style-name="P16"><text:tab/>//Pass Unseen set to trained network and report SSE </text:p>
            <text:p text:style-name="P16"><text:tab/>TestTheNet (net, unseen, 0); </text:p>
            <text:p text:style-name="P16">}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ext:p text:style-name="P24"/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row table:style-name="Table6.1">
          <table:table-cell table:style-name="Table6.A1" table:number-rows-spanned="2" office:value-type="string">
            <text:p text:style-name="P7">Initial and Final SSE on both training and unseen sets : learning rate 0.1, momentum 0.6 give also number of epochs</text:p>
          </table:table-cell>
          <table:table-cell table:style-name="Table6.A1" office:value-type="string">
            <text:p text:style-name="P9">Missing <text:s/></text:p>
          </table:table-cell>
          <table:table-cell table:style-name="Table6.A1" office:value-type="string">
            <text:p text:style-name="P9">Partially ok</text:p>
          </table:table-cell>
          <table:table-cell table:style-name="Table6.A1" office:value-type="string">
            <text:p text:style-name="P9">Correct</text:p>
          </table:table-cell>
        </table:table-row>
        <table:table-row table:style-name="Table6.2">
          <table:covered-table-cell/>
          <table:table-cell table:style-name="Table6.A1" office:value-type="string">
            <text:p text:style-name="P6">0</text:p>
          </table:table-cell>
          <table:table-cell table:style-name="Table6.A1" office:value-type="string">
            <text:p text:style-name="P6">1</text:p>
          </table:table-cell>
          <table:table-cell table:style-name="Table6.A1" office:value-type="string">
            <text:p text:style-name="P6">2</text:p>
          </table:table-cell>
        </table:table-row>
        <table:table-row table:style-name="Table6.3">
          <table:table-cell table:style-name="Table6.A1" table:number-columns-spanned="4" office:value-type="string">
            <text:p text:style-name="P5"/>
            <text:p text:style-name="P18">Network is: for Linear problems with [10] hidden neurons. </text:p>
            <text:p text:style-name="P18">Initial weights seed [0] </text:p>
            <text:p text:style-name="P18">Learning rate: [0.1]. Momentum: [0.6] </text:p>
            <text:p text:style-name="P18"/>
            <text:p text:style-name="P18">MENU:: Select one of the following: </text:p>
            <text:p text:style-name="P18">[T]est Network. Set [N]etwork. Set Learning-[C]onstants. [I]nitialise Random Seed. [Q]uit </text:p>
            <text:p text:style-name="P18">&gt;t </text:p>
            <text:p text:style-name="P18">Training_set : Mean Sum Square Errors are <text:s text:c="3"/>0.122 </text:p>
            <text:p text:style-name="P18">Unseen_set : Mean Sum Square Errors are <text:s text:c="3"/>0.126 </text:p>
            <text:p text:style-name="P18"><text:tab/>0 <text:s text:c="7"/>0 </text:p>
            <text:p text:style-name="P18"><text:tab/>20 <text:s text:c="7"/>0 </text:p>
            <text:p text:style-name="P18"><text:tab/>40 <text:s text:c="4"/>1.19 </text:p>
            <text:p text:style-name="P18"><text:tab/>60 <text:s text:c="7"/>0 </text:p>
            <text:p text:style-name="P18"><text:tab/>80 <text:s text:c="3"/>0.595 </text:p>
            <text:p text:style-name="P18"><text:tab/>100 <text:s text:c="3"/>0.595 </text:p>
            <text:p text:style-name="P18"><text:tab/>120 <text:s text:c="4"/>1.79 </text:p>
            <text:p text:style-name="P18"><text:tab/>140 <text:s text:c="4"/>2.98 </text:p>
            <text:p text:style-name="P18"><text:tab/>160 <text:s text:c="4"/>1.79 </text:p>
            <text:p text:style-name="P18"><text:tab/>180 <text:s text:c="4"/>1.79 </text:p>
            <text:p text:style-name="P18"><text:tab/>200 <text:s text:c="3"/>0.595 </text:p>
            <text:p text:style-name="P18"><text:tab/>220 <text:s text:c="7"/>0 </text:p>
            <text:p text:style-name="P18"><text:tab/>240 <text:s text:c="3"/>0.595 </text:p>
            <text:p text:style-name="P18"><text:tab/>260 <text:s text:c="3"/>0.595 </text:p>
            <text:p text:style-name="P18"><text:tab/>280 <text:s text:c="4"/>2.38 </text:p>
            <text:p text:style-name="P18"><text:tab/>300 <text:s text:c="3"/>0.595 </text:p>
            <text:p text:style-name="P18"><text:tab/>320 <text:s text:c="3"/>0.595 </text:p>
            <text:p text:style-name="P18"><text:tab/>340 <text:s text:c="3"/>0.595 </text:p>
            <text:p text:style-name="P18"><text:tab/>360 <text:s text:c="4"/>1.79 </text:p>
            <text:p text:style-name="P18"><text:tab/>380 <text:s text:c="4"/>1.19 </text:p>
            <text:p text:style-name="P18"><text:soft-page-break/><text:tab/>400 <text:s text:c="4"/>1.19 </text:p>
            <text:p text:style-name="P18"><text:tab/>420 <text:s text:c="4"/>1.19 </text:p>
            <text:p text:style-name="P18"><text:tab/>440 <text:s text:c="3"/>0.595 </text:p>
            <text:p text:style-name="P18"><text:tab/>460 <text:s text:c="3"/>0.595 </text:p>
            <text:p text:style-name="P18"><text:tab/>480 <text:s text:c="4"/>1.79 </text:p>
            <text:p text:style-name="P18"/>
            <text:p text:style-name="P10">Number of Epochs taken: [500] </text:p>
            <text:p text:style-name="P18">Training_set : Mean Sum Square Errors are <text:s/>0.00368 </text:p>
            <text:p text:style-name="P18">Unseen_set : Mean Sum Square Errors are <text:s/>0.00364 </text:p>
            <text:p text:style-name="P5"/>
          </table:table-cell>
          <table:covered-table-cell/>
          <table:covered-table-cell/>
          <table:covered-table-cell/>
        </table:table-row>
      </table:table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table:number-rows-spanned="2" office:value-type="string">
            <text:p text:style-name="P7">Code for numtest function : with extra code for stopping when validation set SSE rises</text:p>
          </table:table-cell>
          <table:table-cell table:style-name="Table7.A1" office:value-type="string">
            <text:p text:style-name="P9">Extra Code</text:p>
          </table:table-cell>
          <table:table-cell table:style-name="Table7.A1" table:number-columns-spanned="3" office:value-type="string">
            <text:p text:style-name="P9">Comments</text:p>
          </table:table-cell>
          <table:covered-table-cell/>
          <table:covered-table-cell/>
        </table:table-row>
        <table:table-row table:style-name="Table7.2">
          <table:covered-table-cell/>
          <table:table-cell table:style-name="Table7.A1" office:value-type="string">
            <text:p text:style-name="P6">0 <text:s/>1 <text:s/>2 <text:s/>3 <text:s/>4 <text:s/></text:p>
          </table:table-cell>
          <table:table-cell table:style-name="Table7.A1" office:value-type="string">
            <text:p text:style-name="P6">0</text:p>
          </table:table-cell>
          <table:table-cell table:style-name="Table7.A1" office:value-type="string">
            <text:p text:style-name="P6">1</text:p>
          </table:table-cell>
          <table:table-cell table:style-name="Table7.A1" office:value-type="string">
            <text:p text:style-name="P6">2</text:p>
          </table:table-cell>
        </table:table-row>
        <table:table-row table:style-name="Table7.3">
          <table:table-cell table:style-name="Table7.A1" table:number-columns-spanned="5" office:value-type="string">
            <text:p text:style-name="P40"><text:span text:style-name="T10">///&lt;summary&gt;</text:span></text:p>
            <text:p text:style-name="P40"><text:span text:style-name="T10">/// Tests the network against a numerical problem using the specified parameters</text:span></text:p>
            <text:p text:style-name="P40"><text:span text:style-name="T10">///</text:span></text:p>
            <text:p text:style-name="P40"><text:span text:style-name="T10">///&lt;argument="double *learningParameters"&gt;Array containing the parameters: {learning-rate, momentum}&lt;/argument&gt;</text:span></text:p>
            <text:p text:style-name="P40"><text:span text:style-name="T10">///&lt;argument="int hiddenNeurons"&gt;Number of hidden neurons in the network&lt;/argument&gt;</text:span></text:p>
            <text:p text:style-name="P40"><text:span text:style-name="T10">///&lt;argument="int max_epoch"&gt;Maximum amount of epochs&lt;/argument&gt;</text:span></text:p>
            <text:p text:style-name="P40"><text:span text:style-name="T10">///&lt;argument="int usevalid"&gt;If usevailid is TRUE, then stop training when SEE on validation set starts to rise&lt;/argument&gt;</text:span></text:p>
            <text:p text:style-name="P40"><text:span text:style-name="T10">///&lt;argument="int weight_option"&gt;Controls which weights are to be used:</text:span></text:p>
            <text:p text:style-name="P40"><text:span text:style-name="T10">/// IF = 0: sets specific weights</text:span></text:p>
            <text:p text:style-name="P40"><text:span text:style-name="T10">/// ELSE: sets random weights&lt;/argument&gt;</text:span></text:p>
            <text:p text:style-name="P40"><text:span text:style-name="T10">///&lt;argument="char *training_set"&gt;Path and filename for the training set&lt;/argument&gt;</text:span></text:p>
            <text:p text:style-name="P40"><text:span text:style-name="T10">///&lt;argument="char *validation_set"&gt;Path and filename for the validation set&lt;/argument&gt;</text:span></text:p>
            <text:p text:style-name="P40"><text:span text:style-name="T10">///&lt;argument="char *unseen_set"&gt;Path and filename for the unseen set&lt;/argument&gt;</text:span></text:p>
            <text:p text:style-name="P40"><text:span text:style-name="T10">///&lt;/summary&gt;</text:span></text:p>
            <text:p text:style-name="P40"><text:span text:style-name="T10">void numtest (double* learningParameters, int hiddenNeurons, int max_epoch, int usevalid, int weight_option, char *training_set, char *validation_set, char *unseen_set) </text:span></text:p>
            <text:p text:style-name="P40"><text:span text:style-name="T10">{</text:span></text:p>
            <text:p text:style-name="P40"><text:span text:style-name="T10"><text:tab/></text:span></text:p>
            <text:p text:style-name="P40"><text:span text:style-name="T10"><text:tab/>//Initialise Random-Number Generator</text:span></text:p>
            <text:p text:style-name="P40"><text:span text:style-name="T10"><text:tab/>srand(weight_option);</text:span></text:p>
            <text:p text:style-name="P40"><text:soft-page-break/><text:span text:style-name="T10"><text:tab/></text:span></text:p>
            <text:p text:style-name="P40"><text:span text:style-name="T10"><text:tab/>//Declare and Initialise dataset for the Training Set</text:span></text:p>
            <text:p text:style-name="P40"><text:span text:style-name="T10"><text:tab/>dataset train (training_set, "Training_set");</text:span></text:p>
            <text:p text:style-name="P40"><text:span text:style-name="T10"><text:tab/></text:span></text:p>
            <text:p text:style-name="P40"><text:span text:style-name="T10"><text:tab/>//Declare and Initialise dataset for the Validation Set</text:span></text:p>
            <text:p text:style-name="P40"><text:span text:style-name="T10"><text:tab/>dataset validation (validation_set, "Validation_set");</text:span></text:p>
            <text:p text:style-name="P40"><text:span text:style-name="T10"><text:tab/></text:span></text:p>
            <text:p text:style-name="P40"><text:span text:style-name="T10"><text:tab/>//Declare and Initialise dataset for the Unseen Set</text:span></text:p>
            <text:p text:style-name="P40"><text:span text:style-name="T10"><text:tab/>dataset unseen (unseen_set, "Unseen_set");</text:span></text:p>
            <text:p text:style-name="P40"><text:span text:style-name="T10"><text:tab/></text:span></text:p>
            <text:p text:style-name="P40"><text:span text:style-name="T10"><text:tab/>//Create network (using MakeNet() )</text:span></text:p>
            <text:p text:style-name="P40"><text:span text:style-name="T10"><text:tab/>LinearLayerNetwork *net = MakeNet (usevalid, hiddenNeurons, train);</text:span></text:p>
            <text:p text:style-name="P40"><text:span text:style-name="T10"><text:tab/></text:span></text:p>
            <text:p text:style-name="P40"><text:span text:style-name="T10"><text:tab/>//Show Training Set to untrained network and report SSE</text:span></text:p>
            <text:p text:style-name="P40"><text:span text:style-name="T10"><text:tab/>TestTheNet (net, train, 0);</text:span></text:p>
            <text:p text:style-name="P40"><text:span text:style-name="T10"><text:tab/></text:span></text:p>
            <text:p text:style-name="P40"><text:span text:style-name="T10"><text:tab/>//IF usevalid is TRUE, show Validation Set to untrained network and report SSE </text:span></text:p>
            <text:p text:style-name="P40"><text:span text:style-name="T10"><text:tab/>if(usevalid) TestTheNet(net, validation, 0);</text:span></text:p>
            <text:p text:style-name="P40"><text:span text:style-name="T10"><text:tab/></text:span></text:p>
            <text:p text:style-name="P40"><text:span text:style-name="T10"><text:tab/>//Show Unseen set to trained network and report SSE</text:span></text:p>
            <text:p text:style-name="P40"><text:span text:style-name="T10"><text:tab/>TestTheNet (net, unseen, 0);</text:span></text:p>
            <text:p text:style-name="P40"><text:span text:style-name="T10"><text:tab/></text:span></text:p>
            <text:p text:style-name="P40"><text:span text:style-name="T10"><text:tab/></text:span></text:p>
            <text:p text:style-name="P40"><text:span text:style-name="T10"><text:tab/>//Epoch sentinel</text:span></text:p>
            <text:p text:style-name="P40"><text:span text:style-name="T10"><text:tab/>int current_epoch;</text:span></text:p>
            <text:p text:style-name="P40"><text:span text:style-name="T10"><text:tab/></text:span></text:p>
            <text:p text:style-name="P40"><text:span text:style-name="T10"><text:tab/>//Average Sum of Squared Errors in 10 epochs: in the validation-set: for the current iteration</text:span></text:p>
            <text:p text:style-name="P40"><text:span text:style-name="T10"><text:tab/>double current_average_SSE = 0;</text:span></text:p>
            <text:p text:style-name="P40"><text:span text:style-name="T10"><text:tab/><text:tab/></text:span></text:p>
            <text:p text:style-name="P40"><text:span text:style-name="T10"><text:tab/>//Average Sum of Squared Errors in 10 epochs: in the validation-set: for the previous iteration</text:span></text:p>
            <text:p text:style-name="P40"><text:span text:style-name="T10"><text:tab/>double previous_average_SSE = 0;</text:span></text:p>
            <text:p text:style-name="P40"><text:span text:style-name="T10"></text:span></text:p>
            <text:p text:style-name="P40"><text:span text:style-name="T10"><text:tab/></text:span></text:p>
            <text:p text:style-name="P40"><text:soft-page-break/><text:span text:style-name="T10"><text:tab/>//FOR each epoch </text:span></text:p>
            <text:p text:style-name="P40"><text:span text:style-name="T10"><text:tab/>for(current_epoch = 0; current_epoch &lt; max_epoch; current_epoch++)</text:span></text:p>
            <text:p text:style-name="P40"><text:span text:style-name="T10"><text:tab/>{</text:span></text:p>
            <text:p text:style-name="P40"><text:span text:style-name="T10"><text:tab/><text:tab/>//Pass training set to network</text:span></text:p>
            <text:p text:style-name="P40"><text:span text:style-name="T10"><text:tab/><text:tab/>net -&gt; AdaptNetwork (train, learningParameters);</text:span></text:p>
            <text:p text:style-name="P40"><text:span text:style-name="T10"><text:tab/><text:tab/></text:span></text:p>
            <text:p text:style-name="P40"><text:span text:style-name="T10"><text:tab/><text:tab/>if(usevalid)</text:span></text:p>
            <text:p text:style-name="P40"><text:span text:style-name="T10"><text:tab/><text:tab/>{<text:tab/></text:span></text:p>
            <text:p text:style-name="P40"><text:span text:style-name="T10"><text:tab/><text:tab/><text:tab/>//Test validation set with network without printing anything to console</text:span></text:p>
            <text:p text:style-name="P40"><text:span text:style-name="T10"><text:tab/><text:tab/><text:tab/>TestTheNet (net, validation, -1);</text:span></text:p>
            <text:p text:style-name="P40"><text:span text:style-name="T10"><text:tab/><text:tab/><text:tab/></text:span></text:p>
            <text:p text:style-name="P40"><text:span text:style-name="T10"><text:tab/><text:tab/><text:tab/>//Calculates SSE for validation set</text:span></text:p>
            <text:p text:style-name="P40"><text:span text:style-name="T10"><text:tab/><text:tab/><text:tab/>current_average_SSE += validation.TotalSSE();</text:span></text:p>
            <text:p text:style-name="P40"><text:span text:style-name="T10"><text:tab/><text:tab/>}</text:span></text:p>
            <text:p text:style-name="P40"><text:span text:style-name="T10"><text:tab/></text:span></text:p>
            <text:p text:style-name="P40"><text:span text:style-name="T10"><text:tab/><text:tab/>//Print SSE on training set every 20 epoch</text:span></text:p>
            <text:p text:style-name="P40"><text:span text:style-name="T10"><text:tab/><text:tab/>if( (current_epoch % 20) == 0)</text:span></text:p>
            <text:p text:style-name="P40"><text:span text:style-name="T10"><text:tab/><text:tab/>{</text:span></text:p>
            <text:p text:style-name="P40"><text:span text:style-name="T10"><text:tab/><text:tab/><text:tab/>//Prints current Epoch</text:span></text:p>
            <text:p text:style-name="P40"><text:span text:style-name="T10"><text:tab/><text:tab/><text:tab/>cout &lt;&lt; "\t" &lt;&lt; current_epoch &lt;&lt; flush;</text:span></text:p>
            <text:p text:style-name="P40"><text:span text:style-name="T10"><text:tab/><text:tab/><text:tab/></text:span></text:p>
            <text:p text:style-name="P40"><text:span text:style-name="T10"><text:tab/><text:tab/><text:tab/>//Prints relevant data</text:span></text:p>
            <text:p text:style-name="P40"><text:span text:style-name="T10"><text:tab/><text:tab/><text:tab/>train.printarray(" ", 'C', 0, -1);<text:tab/></text:span></text:p>
            <text:p text:style-name="P40"><text:span text:style-name="T10"><text:tab/><text:tab/>}</text:span></text:p>
            <text:p text:style-name="P40"><text:span text:style-name="T10"><text:tab/><text:tab/></text:span></text:p>
            <text:p text:style-name="P40"><text:span text:style-name="T10"><text:tab/><text:tab/>//IF usevalid is true: THEN test every 10 Epochs</text:span></text:p>
            <text:p text:style-name="P40"><text:span text:style-name="T10"><text:tab/><text:tab/>if( (usevalid) &amp;&amp; ((current_epoch % 10) == 0) )</text:span></text:p>
            <text:p text:style-name="P40"><text:span text:style-name="T10"><text:tab/><text:tab/>{</text:span></text:p>
            <text:p text:style-name="P40"><text:span text:style-name="T10"><text:tab/><text:tab/><text:tab/>//Calculate the true average</text:span></text:p>
            <text:p text:style-name="P40"><text:span text:style-name="T10"><text:tab/><text:tab/><text:tab/>current_average_SSE /= 10;</text:span></text:p>
            <text:p text:style-name="P40"><text:span text:style-name="T10"><text:tab/><text:tab/><text:tab/></text:span></text:p>
            <text:p text:style-name="P40"><text:span text:style-name="T10"><text:tab/><text:tab/><text:tab/>//Skips first time</text:span></text:p>
            <text:p text:style-name="P40"><text:span text:style-name="T10"><text:tab/><text:tab/><text:tab/>if(previous_average_SSE == 0){}</text:span></text:p>
            <text:p text:style-name="P40"><text:soft-page-break/><text:span text:style-name="T10"><text:tab/><text:tab/><text:tab/>//IF at least 150 Epoch have passed THEN test if network should stop learning</text:span></text:p>
            <text:p text:style-name="P40"><text:span text:style-name="T10"><text:tab/><text:tab/><text:tab/>else if( (current_average_SSE &gt; (previous_average_SSE * 0.999)) &amp;&amp; (current_epoch &gt; 150) ) </text:span></text:p>
            <text:p text:style-name="P40"><text:span text:style-name="T10"><text:tab/><text:tab/><text:tab/>{</text:span></text:p>
            <text:p text:style-name="P40"><text:s text:c="48"/>//<text:span text:style-name="T10">Exit the loop and end the training</text:span></text:p>
            <text:p text:style-name="P40"><text:span text:style-name="T10"><text:tab/><text:tab/><text:tab/><text:tab/>break;</text:span></text:p>
            <text:p text:style-name="P40"><text:span text:style-name="T10"><text:tab/><text:tab/><text:tab/>}</text:span></text:p>
            <text:p text:style-name="P40"><text:span text:style-name="T10"><text:tab/><text:tab/><text:tab/></text:span></text:p>
            <text:p text:style-name="P40"><text:span text:style-name="T10"><text:tab/><text:tab/><text:tab/>//Used for debugging</text:span></text:p>
            <text:p text:style-name="P40"><text:span text:style-name="T10"><text:tab/><text:tab/><text:tab/>//printf("\nE[%d]\tC.SSE[%0.20f]\tP.SSE[%0.20f]\n", current_epoch, current_average_SSE, previous_average_SSE );</text:span></text:p>
            <text:p text:style-name="P40"><text:span text:style-name="T10"><text:tab/><text:tab/><text:tab/></text:span></text:p>
            <text:p text:style-name="P40"><text:span text:style-name="T10"><text:tab/><text:tab/><text:tab/>//Prepares for next iteration</text:span></text:p>
            <text:p text:style-name="P40"><text:span text:style-name="T10"><text:tab/><text:tab/><text:tab/>previous_average_SSE = current_average_SSE;</text:span></text:p>
            <text:p text:style-name="P40"><text:span text:style-name="T10"><text:tab/><text:tab/><text:tab/>current_average_SSE = 0;<text:tab/></text:span></text:p>
            <text:p text:style-name="P40"><text:span text:style-name="T10"><text:tab/><text:tab/>}</text:span></text:p>
            <text:p text:style-name="P40"><text:span text:style-name="T10"><text:tab/>}</text:span></text:p>
            <text:p text:style-name="P40"><text:span text:style-name="T10"><text:tab/></text:span></text:p>
            <text:p text:style-name="P40"><text:span text:style-name="T10"><text:tab/>//Output number of epochs taken</text:span></text:p>
            <text:p text:style-name="P40"><text:span text:style-name="T10"><text:tab/>printf("\nNumber of Epochs taken: [%d]\n", current_epoch);</text:span></text:p>
            <text:p text:style-name="P40"><text:span text:style-name="T10"><text:tab/></text:span></text:p>
            <text:p text:style-name="P40"><text:span text:style-name="T10"><text:tab/>//Pass Training Set to trained network and report SSE</text:span></text:p>
            <text:p text:style-name="P40"><text:span text:style-name="T10"><text:tab/>TestTheNet (net, train, 0);</text:span></text:p>
            <text:p text:style-name="P40"><text:span text:style-name="T10"><text:tab/></text:span></text:p>
            <text:p text:style-name="P40"><text:span text:style-name="T10"><text:tab/>//IF usevalid is TRUE, show Validation Set to trained network and report SSE </text:span></text:p>
            <text:p text:style-name="P40"><text:span text:style-name="T10"><text:tab/>if(usevalid) TestTheNet(net, validation, 0);</text:span></text:p>
            <text:p text:style-name="P40"><text:span text:style-name="T10"><text:tab/></text:span></text:p>
            <text:p text:style-name="P40"><text:span text:style-name="T10"><text:tab/>//Pass Unseen set to trained network and report SSE</text:span></text:p>
            <text:p text:style-name="P40"><text:span text:style-name="T10"><text:tab/>TestTheNet (net, unseen, 0);</text:span></text:p>
            <text:p text:style-name="P40"><text:span text:style-name="T10"><text:tab/></text:span></text:p>
            <text:p text:style-name="P40"><text:span text:style-name="T10"><text:tab/>//Saves data and sets it up for the tadpole plotting program</text:span></text:p>
            <text:p text:style-name="P40"><text:span text:style-name="T10"><text:tab/>unseen.savedata(1);</text:span></text:p>
            <text:p text:style-name="P40"><text:span text:style-name="T10"><text:tab/></text:span></text:p>
            <text:p text:style-name="P40"><text:span text:style-name="T10">}</text:span><text:tab/>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p text:style-name="P22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2" office:value-type="string">
            <text:p text:style-name="P7">Initial, Final SSE on training, valid and unseen sets : learning rate 0.2, momentum 0.5; How many epochs?</text:p>
          </table:table-cell>
          <table:table-cell table:style-name="Table8.A1" office:value-type="string">
            <text:p text:style-name="P9">Missing</text:p>
          </table:table-cell>
          <table:table-cell table:style-name="Table8.A1" office:value-type="string">
            <text:p text:style-name="P9">Partially ok</text:p>
          </table:table-cell>
          <table:table-cell table:style-name="Table8.A1" office:value-type="string">
            <text:p text:style-name="P9">Correct</text:p>
          </table:table-cell>
        </table:table-row>
        <table:table-row table:style-name="Table8.1">
          <table:covered-table-cell/>
          <table:table-cell table:style-name="Table8.A1" office:value-type="string">
            <text:p text:style-name="P6">0</text:p>
          </table:table-cell>
          <table:table-cell table:style-name="Table8.A1" office:value-type="string">
            <text:p text:style-name="P6">1</text:p>
          </table:table-cell>
          <table:table-cell table:style-name="Table8.A1" office:value-type="string">
            <text:p text:style-name="P6">2</text:p>
          </table:table-cell>
        </table:table-row>
        <table:table-row table:style-name="Table8.1">
          <table:table-cell table:style-name="Table8.A1" table:number-columns-spanned="4" office:value-type="string">
            <text:p text:style-name="P41">Training_set : Mean Sum Square Errors are <text:s text:c="3"/>0.122</text:p>
            <text:p text:style-name="P41">Validation_set : Mean Sum Square Errors are <text:s text:c="3"/>0.116</text:p>
            <text:p text:style-name="P41">Unseen_set : Mean Sum Square Errors are <text:s text:c="3"/>0.126</text:p>
            <text:p text:style-name="P35">Number of Epochs taken: [770]</text:p>
            <text:p text:style-name="P41">Training_set : Mean Sum Square Errors are <text:s/>0.00353</text:p>
            <text:p text:style-name="P41">Validation_set : Mean Sum Square Errors are <text:s/>0.00357</text:p>
            <text:p text:style-name="P41">Unseen_set : Mean Sum Square Errors are <text:s/>0.00347</text:p>
          </table:table-cell>
          <table:covered-table-cell/>
          <table:covered-table-cell/>
          <table:covered-table-cell/>
        </table:table-row>
      </table:table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rows-spanned="2" office:value-type="string">
            <text:p text:style-name="P9">Tadpole plot of taught unseen data</text:p>
          </table:table-cell>
          <table:table-cell table:style-name="Table9.A1" office:value-type="string">
            <text:p text:style-name="P9">Not Correct</text:p>
          </table:table-cell>
          <table:table-cell table:style-name="Table9.A1" office:value-type="string">
            <text:p text:style-name="P9">Correct</text:p>
          </table:table-cell>
        </table:table-row>
        <table:table-row table:style-name="Table9.1">
          <table:covered-table-cell/>
          <table:table-cell table:style-name="Table9.A1" office:value-type="string">
            <text:p text:style-name="P6">0</text:p>
          </table:table-cell>
          <table:table-cell table:style-name="Table9.A1" office:value-type="string">
            <text:p text:style-name="P6">1</text:p>
          </table:table-cell>
        </table:table-row>
        <table:table-row table:style-name="Table9.1">
          <table:table-cell table:style-name="Table9.A1" table:number-columns-spanned="3" office:value-type="string">
            <text:p text:style-name="P5"/>
            <text:p text:style-name="P5"/>
            <text:p text:style-name="P5"/>
          </table:table-cell>
          <table:covered-table-cell/>
          <table:covered-table-cell/>
        </table:table-row>
      </table:table>
      <text:p text:style-name="P5"/>
      <text:p text:style-name="P2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row table:style-name="Table10.1">
          <table:table-cell table:style-name="Table10.A1" table:number-columns-spanned="3" office:value-type="string">
            <text:p text:style-name="P33">Give Initial SSEs for three sets, number of epochs before training stopped and final SSEs for all the following conditions</text:p>
          </table:table-cell>
          <table:covered-table-cell/>
          <table:covered-table-cell/>
          <table:table-cell table:style-name="Table10.A1" table:number-columns-spanned="3" office:value-type="string">
            <text:p text:style-name="P9">Not Correct</text:p>
          </table:table-cell>
          <table:covered-table-cell/>
          <table:covered-table-cell/>
          <table:table-cell table:style-name="Table10.A1" table:number-columns-spanned="2" office:value-type="string">
            <text:p text:style-name="P9">Correct</text:p>
          </table:table-cell>
          <table:covered-table-cell/>
        </table:table-row>
        <table:table-row table:style-name="Table10.1">
          <table:table-cell table:style-name="Table10.A1" table:number-columns-spanned="3" office:value-type="string">
            <text:p text:style-name="P12"><text:span text:style-name="T3">Initial Random Seed 0; Lrate 0.1 mmtum 0.6; <text:s/></text:span><text:span text:style-name="T4">Network with 10 Hidden Neurons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6">0</text:p>
          </table:table-cell>
          <table:covered-table-cell/>
          <table:covered-table-cell/>
          <table:table-cell table:style-name="Table10.A1" table:number-columns-spanned="2" office:value-type="string">
            <text:p text:style-name="P6">1</text:p>
          </table:table-cell>
          <table:covered-table-cell/>
        </table:table-row>
        <table:table-row table:style-name="Table10.1">
          <table:table-cell table:style-name="Table10.A1" table:number-columns-spanned="8" office:value-type="string">
            <text:p text:style-name="P42">Training_set : Mean Sum Square Errors are <text:s text:c="3"/>0.122</text:p>
            <text:p text:style-name="P42">Validation_set : Mean Sum Square Errors are <text:s text:c="3"/>0.116</text:p>
            <text:p text:style-name="P42">Unseen_set : Mean Sum Square Errors are <text:s text:c="3"/>0.126</text:p>
            <text:p text:style-name="P36">Number of Epochs taken: [3070]</text:p>
            <text:p text:style-name="P42">Training_set : Mean Sum Square Errors are <text:s/>0.00261</text:p>
            <text:p text:style-name="P42">Validation_set : Mean Sum Square Errors are <text:s/>0.00224</text:p>
            <text:p text:style-name="P42">Unseen_set : Mean Sum Square Errors are <text:s text:c="2"/>0.0028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12"><text:span text:style-name="T3">Initial Random Seed 1000; Lrate 0.1 mmtum 0.6; </text:span><text:span text:style-name="T4">Network with 10 Hidden Neurons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6">0</text:p>
          </table:table-cell>
          <table:covered-table-cell/>
          <table:covered-table-cell/>
          <table:table-cell table:style-name="Table10.A1" table:number-columns-spanned="2" office:value-type="string">
            <text:p text:style-name="P6">1</text:p>
          </table:table-cell>
          <table:covered-table-cell/>
        </table:table-row>
        <table:table-row table:style-name="Table10.1">
          <table:table-cell table:style-name="Table10.A1" table:number-columns-spanned="8" office:value-type="string">
            <text:p text:style-name="P42">Training_set : Mean Sum Square Errors are <text:s text:c="2"/>0.0685</text:p>
            <text:p text:style-name="P42">Validation_set : Mean Sum Square Errors are <text:s text:c="2"/>0.0649</text:p>
            <text:p text:style-name="P42">Unseen_set : Mean Sum Square Errors are <text:s text:c="2"/>0.0712</text:p>
            <text:p text:style-name="P36">Number of Epochs taken: [730]</text:p>
            <text:p text:style-name="P42">Training_set : Mean Sum Square Errors are <text:s/>0.00348</text:p>
            <text:p text:style-name="P42">Validation_set : Mean Sum Square Errors are <text:s/>0.00355</text:p>
            <text:p text:style-name="P42">Unseen_set : Mean Sum Square Errors are <text:s/>0.00341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12"><text:span text:style-name="T3">Initial Random Seed 5000; Lrate 0.1 mmtum 0.6; </text:span><text:span text:style-name="T4">Network with 10 Hidden Neurons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6">0</text:p>
          </table:table-cell>
          <table:covered-table-cell/>
          <table:covered-table-cell/>
          <table:table-cell table:style-name="Table10.A1" table:number-columns-spanned="2" office:value-type="string">
            <text:p text:style-name="P6">1</text:p>
          </table:table-cell>
          <table:covered-table-cell/>
        </table:table-row>
        <table:table-row table:style-name="Table10.1">
          <table:table-cell table:style-name="Table10.A1" table:number-columns-spanned="8" office:value-type="string">
            <text:p text:style-name="P42">Training_set : Mean Sum Square Errors are <text:s text:c="2"/>0.0627</text:p>
            <text:p text:style-name="P42">Validation_set : Mean Sum Square Errors are <text:s text:c="2"/>0.0582</text:p>
            <text:p text:style-name="P42">Unseen_set : Mean Sum Square Errors are <text:s text:c="2"/>0.0661</text:p>
            <text:p text:style-name="P36">Number of Epochs taken: [1080]</text:p>
            <text:p text:style-name="P42">Training_set : Mean Sum Square Errors are <text:s/>0.00355</text:p>
            <text:p text:style-name="P42">Validation_set : Mean Sum Square Errors are <text:s/>0.00364</text:p>
            <text:p text:style-name="P42">Unseen_set : Mean Sum Square Errors are <text:s/>0.00349</text:p>
            <text:p text:style-name="P42"/>
            <text:p text:style-name="P42"/>
            <text:p text:style-name="P42"/>
            <text:p text:style-name="P42"/>
            <text:p text:style-name="P42"/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0.1">
          <table:table-cell table:style-name="Table10.A1" table:number-columns-spanned="3" office:value-type="string">
            <text:p text:style-name="P5"><text:span text:style-name="T3">Initial Random Seed </text:span><text:span text:style-name="T4">0; Lrate 0.1 mmtum 0.6; <text:s text:c="5"/>Network with 15 Hidden Neurons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6">0</text:p>
          </table:table-cell>
          <table:covered-table-cell/>
          <table:covered-table-cell/>
          <table:table-cell table:style-name="Table10.A1" table:number-columns-spanned="2" office:value-type="string">
            <text:p text:style-name="P6">1</text:p>
          </table:table-cell>
          <table:covered-table-cell/>
        </table:table-row>
        <table:table-row table:style-name="Table10.1">
          <table:table-cell table:style-name="Table10.A1" table:number-columns-spanned="8" office:value-type="string">
            <text:p text:style-name="P42">Training_set : Mean Sum Square Errors are <text:s text:c="4"/>0.18</text:p>
            <text:p text:style-name="P42">Validation_set : Mean Sum Square Errors are <text:s text:c="3"/>0.173</text:p>
            <text:p text:style-name="P42">Unseen_set : Mean Sum Square Errors are <text:s text:c="3"/>0.184</text:p>
            <text:p text:style-name="P36">Number of Epochs taken: [780]</text:p>
            <text:p text:style-name="P42">Training_set : Mean Sum Square Errors are <text:s/>0.00347</text:p>
            <text:p text:style-name="P42">Validation_set : Mean Sum Square Errors are <text:s/>0.00354</text:p>
            <text:p text:style-name="P42">Unseen_set : Mean Sum Square Errors are <text:s text:c="2"/>0.0034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5"><text:span text:style-name="T3">Initial Random Seed</text:span><text:span text:style-name="T4"> 1000; Lrate 0.1 mmtum 0.6; <text:s text:c="3"/>Network with 15 Hidden Neurons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6">0</text:p>
          </table:table-cell>
          <table:covered-table-cell/>
          <table:covered-table-cell/>
          <table:table-cell table:style-name="Table10.A1" table:number-columns-spanned="2" office:value-type="string">
            <text:p text:style-name="P6">1</text:p>
          </table:table-cell>
          <table:covered-table-cell/>
        </table:table-row>
        <table:table-row table:style-name="Table10.1">
          <table:table-cell table:style-name="Table10.A1" table:number-columns-spanned="8" office:value-type="string">
            <text:p text:style-name="P42">Training_set : Mean Sum Square Errors are <text:s text:c="2"/>0.0731</text:p>
            <text:p text:style-name="P42">Validation_set : Mean Sum Square Errors are <text:s text:c="2"/>0.0686</text:p>
            <text:p text:style-name="P42">Unseen_set : Mean Sum Square Errors are <text:s text:c="2"/>0.0766</text:p>
            <text:p text:style-name="P36">Number of Epochs taken: [730]</text:p>
            <text:p text:style-name="P42">Training_set : Mean Sum Square Errors are <text:s text:c="2"/>0.0035</text:p>
            <text:p text:style-name="P42">Validation_set : Mean Sum Square Errors are <text:s/>0.00355</text:p>
            <text:p text:style-name="P42">Unseen_set : Mean Sum Square Errors are <text:s/>0.00343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5"><text:span text:style-name="T3">Initial Random Seed</text:span><text:span text:style-name="T4"> 0; Lrate 0.1 mmtum 0.4; <text:s text:c="3"/>Network with 15 Hidden Neurons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6">0</text:p>
          </table:table-cell>
          <table:covered-table-cell/>
          <table:covered-table-cell/>
          <table:table-cell table:style-name="Table10.A1" table:number-columns-spanned="2" office:value-type="string">
            <text:p text:style-name="P6">1</text:p>
          </table:table-cell>
          <table:covered-table-cell/>
        </table:table-row>
        <table:table-row table:style-name="Table10.1">
          <table:table-cell table:style-name="Table10.A1" table:number-columns-spanned="8" office:value-type="string">
            <text:p text:style-name="P42">Training_set : Mean Sum Square Errors are <text:s text:c="4"/>0.18</text:p>
            <text:p text:style-name="P42">Validation_set : Mean Sum Square Errors are <text:s text:c="3"/>0.173</text:p>
            <text:p text:style-name="P42">Unseen_set : Mean Sum Square Errors are <text:s text:c="3"/>0.184</text:p>
            <text:p text:style-name="P36">Number of Epochs taken: [1020]</text:p>
            <text:p text:style-name="P42">Training_set : Mean Sum Square Errors are <text:s/>0.00351</text:p>
            <text:p text:style-name="P42">Validation_set : Mean Sum Square Errors are <text:s/>0.00359</text:p>
            <text:p text:style-name="P42">Unseen_set : Mean Sum Square Errors are <text:s/>0.00345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5"><text:span text:style-name="T3">Initial Random Seed</text:span><text:span text:style-name="T4"> 0; Lrate 0.2 mmtum 0.4; <text:s text:c="4"/>Network with 15 Hidden Neurons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6">0</text:p>
          </table:table-cell>
          <table:covered-table-cell/>
          <table:covered-table-cell/>
          <table:table-cell table:style-name="Table10.A1" table:number-columns-spanned="2" office:value-type="string">
            <text:p text:style-name="P6">1</text:p>
          </table:table-cell>
          <table:covered-table-cell/>
        </table:table-row>
        <table:table-row table:style-name="Table10.1">
          <table:table-cell table:style-name="Table10.A1" table:number-columns-spanned="8" office:value-type="string">
            <text:p text:style-name="P43">Training_set : Mean Sum Square Errors are <text:s text:c="4"/>0.18</text:p>
            <text:p text:style-name="P43">Validation_set : Mean Sum Square Errors are <text:s text:c="3"/>0.173</text:p>
            <text:p text:style-name="P43">Unseen_set : Mean Sum Square Errors are <text:s text:c="3"/>0.184</text:p>
            <text:p text:style-name="P37">Number of Epochs taken: [730]</text:p>
            <text:p text:style-name="P43">Training_set : Mean Sum Square Errors are <text:s/>0.00346</text:p>
            <text:p text:style-name="P43">Validation_set : Mean Sum Square Errors are <text:s text:c="2"/>0.0035</text:p>
            <text:p text:style-name="P43">Unseen_set : Mean Sum Square Errors are <text:s/>0.00341</text:p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0.1">
          <table:table-cell table:style-name="Table10.A1" table:number-columns-spanned="3" office:value-type="string">
            <text:p text:style-name="P5"><text:span text:style-name="T3">Initial Random Seed</text:span><text:span text:style-name="T4"> 0; Lrate 0.1 mmtum 0.4 <text:s text:c="4"/>Network with 7 Hidden Neurons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6">0</text:p>
          </table:table-cell>
          <table:covered-table-cell/>
          <table:covered-table-cell/>
          <table:table-cell table:style-name="Table10.A1" table:number-columns-spanned="2" office:value-type="string">
            <text:p text:style-name="P6">1</text:p>
          </table:table-cell>
          <table:covered-table-cell/>
        </table:table-row>
        <table:table-row table:style-name="Table10.1">
          <table:table-cell table:style-name="Table10.A1" table:number-columns-spanned="8" office:value-type="string">
            <text:p text:style-name="P43">Training_set : Mean Sum Square Errors are <text:s text:c="2"/>0.0716</text:p>
            <text:p text:style-name="P43">Validation_set : Mean Sum Square Errors are <text:s text:c="2"/>0.0675</text:p>
            <text:p text:style-name="P43">Unseen_set : Mean Sum Square Errors are <text:s text:c="2"/>0.0745</text:p>
            <text:p text:style-name="P37">Number of Epochs taken: [3300]</text:p>
            <text:p text:style-name="P43">Training_set : Mean Sum Square Errors are <text:s/>0.00262</text:p>
            <text:p text:style-name="P43">Validation_set : Mean Sum Square Errors are <text:s/>0.00226</text:p>
            <text:p text:style-name="P43">Unseen_set : Mean Sum Square Errors are <text:s/>0.00281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8">
          <table:table-cell table:style-name="Table10.A1" table:number-rows-spanned="2" office:value-type="string">
            <text:p text:style-name="P7">Discussion <text:s text:c="2"/>(on code and results)</text:p>
          </table:table-cell>
          <table:table-cell table:style-name="Table10.A1" table:number-columns-spanned="7" office:value-type="string">
            <text:p text:style-name="P9">Missing .. Ok ... Excel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18">
          <table:covered-table-cell/>
          <table:table-cell table:style-name="Table10.A1" office:value-type="string">
            <text:p text:style-name="P6">0</text:p>
          </table:table-cell>
          <table:table-cell table:style-name="Table10.A1" table:number-columns-spanned="2" office:value-type="string">
            <text:p text:style-name="P6">1</text:p>
          </table:table-cell>
          <table:covered-table-cell/>
          <table:table-cell table:style-name="Table10.A1" office:value-type="string">
            <text:p text:style-name="P6">2</text:p>
          </table:table-cell>
          <table:table-cell table:style-name="Table10.A1" table:number-columns-spanned="2" office:value-type="string">
            <text:p text:style-name="P6">3</text:p>
          </table:table-cell>
          <table:covered-table-cell/>
          <table:table-cell table:style-name="Table10.A1" office:value-type="string">
            <text:p text:style-name="P6">4</text:p>
          </table:table-cell>
        </table:table-row>
        <table:table-row table:style-name="Table10.1">
          <table:table-cell table:style-name="Table10.A1" table:number-columns-spanned="8" office:value-type="string">
            <text:p text:style-name="P15"/>
            <text:p text:style-name="P26">While testing the function <text:span text:style-name="T2">numtest</text:span><text:span text:style-name="T5">, the sum of squared errors (</text:span><text:span text:style-name="T6">SSE</text:span><text:span text:style-name="T8">) were slightly different from those given on the lab-script. The SEE varied as follows: for the training set, SSE was <text:s/>0.00352 but should have been <text:s/>0.00372; for the unseen set, SSE was 0.00347 but should have been 0.00373.</text:span></text:p>
            <text:p text:style-name="P28">It should also be noted that both sets started with different SSE: training set started with a value of 0.122, which should have been 0.184; the unseen set started with a value of 0.126 which should have been 0.187.</text:p>
            <text:p text:style-name="P27"><text:span text:style-name="T8">T</text:span><text:span text:style-name="T7">his slight variation in final SSE is stipulated to be due to the use of a Linux compiler, while the compiler used by the script's author was a Windows version, </text:span><text:span text:style-name="T9">this in turn may have affected the random number generation</text:span><text:span text:style-name="T7">.</text:span></text:p>
            <text:p text:style-name="P5"/>
            <text:p text:style-name="P5"><text:bookmark text:name="_GoBack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21">
          <table:table-cell table:style-name="Table10.A1" table:number-rows-spanned="2" office:value-type="string">
            <text:p text:style-name="P7">Conclusion</text:p>
          </table:table-cell>
          <table:table-cell table:style-name="Table10.A1" table:number-columns-spanned="7" office:value-type="string">
            <text:p text:style-name="P9">Missing .. Ok ... Excel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0.21">
          <table:covered-table-cell/>
          <table:table-cell table:style-name="Table10.A1" office:value-type="string">
            <text:p text:style-name="P6">0</text:p>
          </table:table-cell>
          <table:table-cell table:style-name="Table10.A1" table:number-columns-spanned="2" office:value-type="string">
            <text:p text:style-name="P6">1</text:p>
          </table:table-cell>
          <table:covered-table-cell/>
          <table:table-cell table:style-name="Table10.A1" office:value-type="string">
            <text:p text:style-name="P6">2</text:p>
          </table:table-cell>
          <table:table-cell table:style-name="Table10.A1" table:number-columns-spanned="2" office:value-type="string">
            <text:p text:style-name="P6">3</text:p>
          </table:table-cell>
          <table:covered-table-cell/>
          <table:table-cell table:style-name="Table10.A1" office:value-type="string">
            <text:p text:style-name="P6">4</text:p>
          </table:table-cell>
        </table:table-row>
        <table:table-row table:style-name="Table10.1">
          <table:table-cell table:style-name="Table10.A1" table:number-columns-spanned="8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P25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6">Self Evaluation <text:s/>(answer yes/no/maybe or n/a)</text:p>
          </table:table-cell>
          <table:table-cell table:style-name="Table11.A1" office:value-type="string">
            <text:p text:style-name="P46">Your View</text:p>
          </table:table-cell>
          <table:table-cell table:style-name="Table11.A1" office:value-type="string">
            <text:p text:style-name="P46">Markers View</text:p>
          </table:table-cell>
        </table:table-row>
        <table:table-row table:style-name="Table11.1">
          <table:table-cell table:style-name="Table11.A1" office:value-type="string">
            <text:p text:style-name="P1">My code works fully</text:p>
          </table:table-cell>
          <table:table-cell table:style-name="Table11.A1" office:value-type="string">
            <text:p text:style-name="P3">YES</text:p>
          </table:table-cell>
          <table:table-cell table:style-name="Table11.A1" office:value-type="string">
            <text:p text:style-name="P2"/>
          </table:table-cell>
        </table:table-row>
        <table:table-row table:style-name="Table11.1">
          <table:table-cell table:style-name="Table11.A1" office:value-type="string">
            <text:p text:style-name="P1">My code is clear and concise</text:p>
          </table:table-cell>
          <table:table-cell table:style-name="Table11.A1" office:value-type="string">
            <text:p text:style-name="P3">YES</text:p>
          </table:table-cell>
          <table:table-cell table:style-name="Table11.A1" office:value-type="string">
            <text:p text:style-name="P2"/>
          </table:table-cell>
        </table:table-row>
        <table:table-row table:style-name="Table11.1">
          <table:table-cell table:style-name="Table11.A1" office:value-type="string">
            <text:p text:style-name="P1">Each function has good comments explaining what it does and its arguments</text:p>
          </table:table-cell>
          <table:table-cell table:style-name="Table11.A1" office:value-type="string">
            <text:p text:style-name="P3">YES</text:p>
          </table:table-cell>
          <table:table-cell table:style-name="Table11.A1" office:value-type="string">
            <text:p text:style-name="P2"/>
          </table:table-cell>
        </table:table-row>
        <table:table-row table:style-name="Table11.1">
          <table:table-cell table:style-name="Table11.A1" office:value-type="string">
            <text:p text:style-name="P1">The code implementing the functions are well explained</text:p>
          </table:table-cell>
          <table:table-cell table:style-name="Table11.A1" office:value-type="string">
            <text:p text:style-name="P3">YES</text:p>
          </table:table-cell>
          <table:table-cell table:style-name="Table11.A1" office:value-type="string">
            <text:p text:style-name="P2"/>
          </table:table-cell>
        </table:table-row>
        <table:table-row table:style-name="Table11.1">
          <table:table-cell table:style-name="Table11.A1" office:value-type="string">
            <text:p text:style-name="P1">I understand the code in the library module</text:p>
          </table:table-cell>
          <table:table-cell table:style-name="Table11.A1" office:value-type="string">
            <text:p text:style-name="P3">YES</text:p>
          </table:table-cell>
          <table:table-cell table:style-name="Table11.A1" office:value-type="string">
            <text:p text:style-name="P2"/>
          </table:table-cell>
        </table:table-row>
        <table:table-row table:style-name="Table11.1">
          <table:table-cell table:style-name="Table11.A1" office:value-type="string">
            <text:p text:style-name="P1">Feedback from last session was useful</text:p>
          </table:table-cell>
          <table:table-cell table:style-name="Table11.A1" office:value-type="string">
            <text:p text:style-name="P3">YES</text:p>
          </table:table-cell>
          <table:table-cell table:style-name="Table11.A1" office:value-type="string">
            <text:p text:style-name="P2"/>
          </table:table-cell>
        </table:table-row>
      </table:table>
      <text:p text:style-name="P7"/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46">Write below any comments, issues you have or any questions you would like answered</text:p>
          </table:table-cell>
        </table:table-row>
        <table:table-row table:style-name="Table12.1">
          <table:table-cell table:style-name="Table12.A1" office:value-type="string">
            <text:p text:style-name="P4">N/A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3">Markers Comments</text:p>
          </table:table-cell>
          <table:table-cell table:style-name="Table13.A1" office:value-type="string">
            <text:p text:style-name="P7">Total Mark <text:s text:c="27"/>/ 40</text:p>
          </table:table-cell>
        </table:table-row>
        <table:table-row table:style-name="Table13.1">
          <table:table-cell table:style-name="Table13.A1" table:number-columns-spanned="2" office:value-type="string"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GB" style:letter-kerning="true" style:font-name-asian="SimSun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GB" style:letter-kerning="true" style:font-name-asian="SimSun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text-align="justify" style:justify-single-word="false" fo:orphans="2" fo:widows="2" style:writing-mode="lr-tb"/>
      <style:text-properties fo:font-size="12pt" style:font-size-asian="12pt" style:language-asian="zh" style:country-asian="CN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xpTitle" style:family="paragraph" style:parent-style-name="Standard" style:default-outline-level="">
      <style:paragraph-properties fo:margin-top="0in" fo:margin-bottom="0.1665in" style:contextual-spacing="false" fo:text-align="center" style:justify-single-word="false"/>
      <style:text-properties fo:font-weight="bold" style:font-weight-asian="bold" style:font-weight-complex="bold"/>
    </style:style>
    <style:style style:name="ExHeading" style:family="paragraph" style:parent-style-name="Standard" style:default-outline-level=""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gr1" style:family="graphic">
      <style:graphic-properties draw:stroke="solid" svg:stroke-width="0in" svg:stroke-color="#000000" draw:stroke-linejoin="round" draw:fill="solid" draw:fill-color="#ffffff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11.6929in" fo:page-height="8.2681in" style:num-format="1" style:print-orientation="landscape" fo:margin-top="0.4925in" fo:margin-bottom="0.9846in" fo:margin-left="0.7874in" fo:margin-right="0.7874in" style:writing-mode="lr-tb" style:layout-grid-color="#c0c0c0" style:layout-grid-lines="25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line text:anchor-type="paragraph" draw:z-index="14" draw:name="Line 3" draw:style-name="Mgr1" draw:text-style-name="MP1" svg:x1="0in" svg:y1="10.3752in" svg:x2="6.5in" svg:y2="10.3752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chool of Systems Engineering Part 1 Laboratory Experiment</dc:title>
    <meta:initial-creator>School of Systems Engineering</meta:initial-creator>
    <meta:editing-cycles>14</meta:editing-cycles>
    <meta:print-date>2008-05-12T13:37:00</meta:print-date>
    <meta:creation-date>2012-10-26T10:36:00</meta:creation-date>
    <dc:date>2014-11-24T15:32:05.218768997</dc:date>
    <meta:editing-duration>PT2H37M42S</meta:editing-duration>
    <meta:generator>LibreOffice/4.2.6.3$Linux_X86_64 LibreOffice_project/420m0$Build-3</meta:generator>
    <meta:document-statistic meta:table-count="13" meta:image-count="0" meta:object-count="0" meta:page-count="15" meta:paragraph-count="429" meta:word-count="2059" meta:character-count="14210" meta:non-whitespace-character-count="11569"/>
    <meta:user-defined meta:name="AppVersion">14.0000</meta:user-defined>
    <meta:user-defined meta:name="Company">The University of Readin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1Lab" xlink:href=""/>
  </office:meta>
</office:document-meta>
</file>